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1E05398F09FFB285607.png" manifest:media-type="image/png"/>
  <manifest:file-entry manifest:full-path="Pictures/10000000000001E0000001E0DC65FA480234C722.png" manifest:media-type="image/png"/>
  <manifest:file-entry manifest:full-path="Pictures/10000000000001E0000001E007F8CA3B7A0BBD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61cm, 0.518cm, 1.024cm, 0.497cm)" draw:image-opacity="100%" style:mirror="none"/>
    </style:style>
    <style:style style:name="gr2" style:family="graphic" style:parent-style-name="standard">
      <style:graphic-properties draw:stroke="none" draw:fill="none" fo:min-height="0.76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61cm, 0.546cm, 1.024cm, 0.723cm)" draw:image-opacity="100%" style:mirror="none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69cm, 0.508cm, 1.016cm, 0.507cm)" draw:image-opacity="100%" style:mirror="non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227cm" fo:min-width="4.073cm" fo:padding-top="0.155cm" fo:padding-bottom="0.125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106cm" svg:stroke-color="#f6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227cm" fo:min-width="4.073cm" fo:padding-top="0.155cm" fo:padding-bottom="0.125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106cm" svg:stroke-color="#00f009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</style:style>
    <style:style style:name="T1" style:family="text">
      <style:text-properties fo:color="#00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" style:family="text">
      <style:text-properties fo:color="#000000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73cm" svg:height="7.017cm" svg:x="1.908cm" svg:y="2.381cm">
          <draw:image xlink:href="Pictures/10000000000001E0000001E0DC65FA480234C722.png" xlink:type="simple" xlink:show="embed" xlink:actuate="onLoad">
            <text:p/>
          </draw:image>
        </draw:frame>
        <draw:frame draw:style-name="gr2" draw:text-style-name="P2" draw:layer="layout" svg:width="5.804cm" svg:height="1.015cm" svg:x="3.123cm" svg:y="1.112cm">
          <draw:text-box>
            <text:p><text:span text:style-name="T1">MMP7 – Cluster 2</text:span></text:p>
          </draw:text-box>
        </draw:frame>
        <draw:frame draw:style-name="gr3" draw:text-style-name="P1" draw:layer="layout" svg:width="7.701cm" svg:height="7.017cm" svg:x="18.677cm" svg:y="2.286cm">
          <draw:image xlink:href="Pictures/10000000000001E0000001E007F8CA3B7A0BBD33.png" xlink:type="simple" xlink:show="embed" xlink:actuate="onLoad">
            <text:p/>
          </draw:image>
        </draw:frame>
        <draw:frame draw:style-name="gr4" draw:text-style-name="P2" draw:layer="layout" svg:width="6.35cm" svg:height="1.673cm" svg:x="19.525cm" svg:y="1.016cm">
          <draw:text-box>
            <text:p><text:span text:style-name="T1">MMP12 – Cluster 2</text:span></text:p>
          </draw:text-box>
        </draw:frame>
        <draw:frame draw:style-name="gr5" draw:text-style-name="P1" draw:layer="layout" svg:width="7.82cm" svg:height="6.97cm" svg:x="10.36cm" svg:y="2.428cm">
          <draw:image xlink:href="Pictures/10000000000001E0000001E05398F09FFB285607.png" xlink:type="simple" xlink:show="embed" xlink:actuate="onLoad">
            <text:p/>
          </draw:image>
        </draw:frame>
        <draw:frame draw:style-name="gr4" draw:text-style-name="P2" draw:layer="layout" svg:width="6.312cm" svg:height="1.673cm" svg:x="11.486cm" svg:y="1.062cm">
          <draw:text-box>
            <text:p><text:span text:style-name="T1">MMP14 – Cluster 4</text:span></text:p>
          </draw:text-box>
        </draw:frame>
        <draw:custom-shape draw:style-name="gr6" draw:text-style-name="P4" draw:layer="layout" svg:width="4.573cm" svg:height="0.507cm" svg:x="16.293cm" svg:y="11.093cm">
          <text:list text:style-name="L2">
            <text:list-header>
              <text:p text:style-name="P3"><text:span text:style-name="T2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023cm" svg:y1="11.349cm" svg:x2="17.307cm" svg:y2="11.353cm">
          <text:p/>
        </draw:line>
        <draw:custom-shape draw:style-name="gr8" draw:text-style-name="P4" draw:layer="layout" svg:width="4.573cm" svg:height="0.507cm" svg:x="10.962cm" svg:y="11.093cm">
          <text:list text:style-name="L2">
            <text:list-header>
              <text:p text:style-name="P3"><text:span text:style-name="T2">Bleomycin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5" draw:layer="layout" svg:x1="9.692cm" svg:y1="11.349cm" svg:x2="11.976cm" svg:y2="11.353cm">
          <text:p/>
        </draw:line>
        <draw:frame draw:style-name="gr10" draw:text-style-name="P2" draw:layer="layout" svg:width="6.741cm" svg:height="0.963cm" svg:x="11.171cm" svg:y="9.878cm">
          <draw:text-box>
            <text:p><text:span text:style-name="T1">Days after treatment</text:span></text:p>
          </draw:text-box>
        </draw:frame>
        <draw:frame draw:style-name="gr10" draw:text-style-name="P2" draw:layer="layout" svg:width="3.923cm" svg:height="0.963cm" draw:transform="rotate (1.56433860856252) translate (0.975cm 7.583cm)">
          <draw:text-box>
            <text:p><text:span text:style-name="T1">Expressio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3T01:49:42.807887196</meta:creation-date>
    <dc:date>2018-11-23T01:58:44.441273686</dc:date>
    <meta:editing-duration>PT9M2S</meta:editing-duration>
    <meta:editing-cycles>1</meta:editing-cycles>
    <meta:document-statistic meta:object-count="35"/>
    <meta:generator>LibreOffice/6.0.6.2$Linux_X86_64 LibreOffice_project/00m0$Build-2</meta:generator>
  </office:meta>
</office:document-meta>
</file>